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put Curren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in (V)</text:p>
          </table:table-cell>
          <table:table-cell office:value-type="string" calcext:value-type="string">
            <text:p>Iin(A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22" calcext:value-type="float">
            <text:p>1.422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152" calcext:value-type="float">
            <text:p>1.152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.006" calcext:value-type="float">
            <text:p>1.0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64" calcext:value-type="float">
            <text:p>0.864</text:p>
          </table:table-cell>
        </table:table-row>
      </table:table>
      <table:table table:name="Output Curren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in (V)</text:p>
          </table:table-cell>
          <table:table-cell office:value-type="string" calcext:value-type="string">
            <text:p>I (A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011" calcext:value-type="float">
            <text:p>2.011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.861" calcext:value-type="float">
            <text:p>1.8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022" calcext:value-type="float">
            <text:p>2.022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.972" calcext:value-type="float">
            <text:p>1.9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87" calcext:value-type="float">
            <text:p>1.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21:02:55.892254748</meta:creation-date>
    <dc:date>2017-11-11T21:19:52.347335958</dc:date>
    <meta:editing-duration>PT16M56S</meta:editing-duration>
    <meta:editing-cycles>2</meta:editing-cycles>
    <meta:generator>LibreOffice/5.3.7.2.0$Linux_X86_64 LibreOffice_project/30$Build-2</meta:generator>
    <meta:document-statistic meta:table-count="2" meta:cell-count="24" meta:object-count="0"/>
  </office:meta>
</office:document-meta>
</file>